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c63c1" officeooo:paragraph-rsid="001c63c1"/>
    </style:style>
    <style:style style:name="P2" style:family="paragraph" style:parent-style-name="Standard">
      <style:paragraph-properties fo:line-height="100%" fo:text-align="center" style:justify-single-word="false"/>
      <style:text-properties fo:font-size="20pt" fo:font-weight="bold" officeooo:rsid="001c63c1" officeooo:paragraph-rsid="001c63c1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00%"/>
      <style:text-properties officeooo:rsid="001de30f" officeooo:paragraph-rsid="001de30f"/>
    </style:style>
    <style:style style:name="P4" style:family="paragraph" style:parent-style-name="Standard">
      <style:paragraph-properties fo:line-height="100%"/>
      <style:text-properties officeooo:rsid="001de30f" officeooo:paragraph-rsid="001ed52b"/>
    </style:style>
    <style:style style:name="P5" style:family="paragraph" style:parent-style-name="Standard">
      <style:paragraph-properties fo:line-height="100%"/>
      <style:text-properties officeooo:rsid="001de30f" officeooo:paragraph-rsid="0020257e"/>
    </style:style>
    <style:style style:name="P6" style:family="paragraph" style:parent-style-name="Standard">
      <style:paragraph-properties fo:line-height="100%" fo:text-align="center" style:justify-single-word="false"/>
      <style:text-properties fo:font-size="18pt" fo:font-weight="bold" officeooo:rsid="001de30f" officeooo:paragraph-rsid="001de30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00%"/>
      <style:text-properties fo:font-size="14pt" fo:font-weight="bold" officeooo:rsid="001de30f" officeooo:paragraph-rsid="001de30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/>
      <style:text-properties fo:font-size="14pt" fo:font-weight="bold" officeooo:rsid="0020257e" officeooo:paragraph-rsid="0020257e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00%"/>
      <style:text-properties fo:font-size="12pt" fo:font-weight="normal" officeooo:rsid="0020257e" officeooo:paragraph-rsid="0020257e" style:font-size-asian="10.5pt" style:font-weight-asian="normal" style:font-size-complex="12pt" style:font-weight-complex="normal"/>
    </style:style>
    <style:style style:name="T1" style:family="text">
      <style:text-properties officeooo:rsid="001ed52b"/>
    </style:style>
    <style:style style:name="T2" style:family="text">
      <style:text-properties officeooo:rsid="0020257e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stenheft</text:p>
      <text:p text:style-name="P1"/>
      <text:p text:style-name="P6">Parkhaus</text:p>
      <text:p text:style-name="P1"/>
      <text:p text:style-name="P7">funktional:</text:p>
      <text:p text:style-name="P3"/>
      <text:p text:style-name="P4">- <text:span text:style-name="T1">Das System „Voll-Analoge Parkhaus“ muss dem Schrankenwärter die Möglichkeit bieten, die Anzahl der freien Parkplätze zu sehen.</text:span></text:p>
      <text:p text:style-name="P4"/>
      <text:p text:style-name="P3">- <text:span text:style-name="T1">Das System „Voll-Analoge Parkhaus“ muss dem Kassierer die Möglichkeit bieten, die Parkgebühren zu berechnen</text:span></text:p>
      <text:p text:style-name="P3"/>
      <text:p text:style-name="P3">- <text:span text:style-name="T1">Das System „Voll-Analoge Parkhaus“ muss fähig sein die Parkzeit zu messen.</text:span></text:p>
      <text:p text:style-name="P3"/>
      <text:p text:style-name="P4">- <text:span text:style-name="T1">Das System „Voll-Analoge Parkhaus“ muss dem Einweiser die Möglichkeit bieten, festzustellen wo die freien Parkplätze sind.</text:span></text:p>
      <text:p text:style-name="P4"/>
      <text:p text:style-name="P4"><text:span text:style-name="T1">- Das System „Voll-Analoge Parkhaus“ muss dem Manager die Möglichkeit bieten Regeln jederzeit zu ändern. </text:span></text:p>
      <text:p text:style-name="P3"/>
      <text:p text:style-name="P8">Nicht – funktional:</text:p>
      <text:p text:style-name="P8"/>
      <text:p text:style-name="P9">- Das System <text:span text:style-name="T1">„Voll-Analoge Parkhaus“ </text:span>sollte einfach zu bedienen sein</text:p>
      <text:p text:style-name="P9"/>
      <text:p text:style-name="P9">- <text:span text:style-name="T1">Das System „Voll-Analoge Parkhaus“ </text:span>sollte mittlere bis hohe Performance aufweisen.</text:p>
      <text:p text:style-name="P9"/>
      <text:p text:style-name="P7">technische Anforderung mit Rahmenbedingung:</text:p>
      <text:p text:style-name="P1"/>
      <text:p text:style-name="P5">- <text:span text:style-name="T1">Das System „Voll-Analoge Parkhaus“ wird auf einem Linux-Server lauf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4:41:45.773680271</meta:creation-date>
    <dc:date>2017-10-26T15:28:40.140434030</dc:date>
    <meta:editing-duration>PT5M21S</meta:editing-duration>
    <meta:editing-cycles>1</meta:editing-cycles>
    <meta:document-statistic meta:table-count="0" meta:image-count="0" meta:object-count="0" meta:page-count="1" meta:paragraph-count="13" meta:word-count="117" meta:character-count="857" meta:non-whitespace-character-count="751"/>
    <meta:generator>LibreOffice/5.1.6.2$Linux_X86_64 LibreOffice_project/10m0$Build-2</meta:generator>
  </office:meta>
</office:document-meta>
</file>